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60cb" officeooo:paragraph-rsid="002160cb"/>
    </style:style>
    <style:style style:name="P2" style:family="paragraph" style:parent-style-name="Standard">
      <style:text-properties officeooo:rsid="00258294" officeooo:paragraph-rsid="00259b9c"/>
    </style:style>
    <style:style style:name="P3" style:family="paragraph" style:parent-style-name="Subtitle">
      <style:paragraph-properties fo:text-align="start" style:justify-single-word="false"/>
      <style:text-properties officeooo:rsid="00385948" officeooo:paragraph-rsid="00385948"/>
    </style:style>
    <style:style style:name="P4" style:family="paragraph" style:parent-style-name="Text_20_body" style:list-style-name="L1">
      <style:paragraph-properties fo:text-align="start" style:justify-single-word="false"/>
      <style:text-properties officeooo:rsid="00385948" officeooo:paragraph-rsid="00385948"/>
    </style:style>
    <style:style style:name="P5" style:family="paragraph" style:parent-style-name="Text_20_body" style:list-style-name="L1">
      <style:paragraph-properties fo:text-align="start" style:justify-single-word="false"/>
      <style:text-properties officeooo:rsid="0038891d" officeooo:paragraph-rsid="0038891d"/>
    </style:style>
    <style:style style:name="P6" style:family="paragraph" style:parent-style-name="Text_20_body" style:list-style-name="L1">
      <style:paragraph-properties fo:text-align="start" style:justify-single-word="false"/>
      <style:text-properties style:text-position="0% 100%" officeooo:rsid="0038891d" officeooo:paragraph-rsid="0038891d"/>
    </style:style>
    <style:style style:name="P7" style:family="paragraph" style:parent-style-name="Text_20_body" style:list-style-name="L1">
      <style:paragraph-properties fo:text-align="start" style:justify-single-word="false"/>
      <style:text-properties style:text-position="0% 100%" officeooo:rsid="003d6c5f" officeooo:paragraph-rsid="003d6c5f"/>
    </style:style>
    <style:style style:name="P8" style:family="paragraph" style:parent-style-name="Text_20_body" style:list-style-name="L1">
      <style:paragraph-properties fo:text-align="start" style:justify-single-word="false"/>
      <style:text-properties style:text-position="0% 100%" officeooo:rsid="003df633" officeooo:paragraph-rsid="003df633"/>
    </style:style>
    <style:style style:name="P9" style:family="paragraph" style:parent-style-name="Text_20_body" style:list-style-name="L1">
      <style:paragraph-properties fo:text-align="start" style:justify-single-word="false"/>
      <style:text-properties style:text-position="0% 100%" officeooo:rsid="003fa3a5" officeooo:paragraph-rsid="003fa3a5"/>
    </style:style>
    <style:style style:name="P10" style:family="paragraph" style:parent-style-name="Text_20_body" style:list-style-name="L1">
      <style:paragraph-properties fo:text-align="start" style:justify-single-word="false"/>
      <style:text-properties style:text-position="0% 100%" officeooo:rsid="0041208e" officeooo:paragraph-rsid="0041208e"/>
    </style:style>
    <style:style style:name="P11" style:family="paragraph" style:parent-style-name="Text_20_body" style:list-style-name="L1">
      <style:paragraph-properties fo:text-align="start" style:justify-single-word="false"/>
      <style:text-properties style:text-position="0% 100%" officeooo:rsid="004312ee" officeooo:paragraph-rsid="004312ee"/>
    </style:style>
    <style:style style:name="P12" style:family="paragraph" style:parent-style-name="Text_20_body" style:list-style-name="L1">
      <style:paragraph-properties fo:text-align="start" style:justify-single-word="false"/>
      <style:text-properties officeooo:rsid="003ba1d1" officeooo:paragraph-rsid="003ba1d1"/>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officeooo:rsid="003a3de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gorithm Definitions</text:p>
      <text:list xml:id="list2092294267615700074" text:style-name="L1">
        <text:list-item>
          <text:p text:style-name="P4">We intend to use all the operators we have at every node expantion.</text:p>
        </text:list-item>
        <text:list-item>
          <text:p text:style-name="P4">We will not care about executing first the operations that enhance the acrostic, or try to build the acrostic line by line greedily. But we let the algorithm perform all possible operations. Note that the search strategy choices automatically the best option (the one that has the bigger ready acrostic)</text:p>
        </text:list-item>
        <text:list-item>
          <text:p text:style-name="P5">To calculate the heuristik in each new node we use:</text:p>
          <text:list>
            <text:list-item>
              <text:p text:style-name="P5">f(n) = g(n) + h(n)</text:p>
            </text:list-item>
            <text:list-item>
              <text:p text:style-name="P5">g(n) = Si.getCost() + operator.getCost(); //Sum the cost accumulated in the father and the cost of the just applied operator</text:p>
            </text:list-item>
            <text:list-item>
              <text:p text:style-name="P5">h(n) = log<text:span text:style-name="T1">K</text:span><text:span text:style-name="T2">(Ê(t(n)))</text:span></text:p>
            </text:list-item>
            <text:list-item>
              <text:p text:style-name="P6">t(n) is the remaining acrostic in regard to this node</text:p>
            </text:list-item>
            <text:list-item>
              <text:p text:style-name="P5"><text:span text:style-name="T2">Ê(x) is the multiplication of the multiplicative inverse of occurence probabilities of the first letters in the German Language of each letter of x. It means that, the </text:span><text:span text:style-name="T3">smaller</text:span><text:span text:style-name="T2"> is </text:span><text:span text:style-name="T3">the remaining acrostic x and the most common are their letters, the least is the result of Ê(x)</text:span></text:p>
            </text:list-item>
            <text:list-item>
              <text:p text:style-name="P12"><text:span text:style-name="T3">K </text:span><text:span text:style-name="T2">is <text:s/>the multiplicative inverse of the occurence probability of the least frequent letter in the remaining acrostic x = t(n)</text:span></text:p>
            </text:list-item>
          </text:list>
        </text:list-item>
        <text:list-item>
          <text:p text:style-name="P7">The databases necessary to the algorithm are highlitghted in the document „ErsteTermin_Sources_Questions.odt“</text:p>
        </text:list-item>
        <text:list-item>
          <text:p text:style-name="P8">We require the acrostic to start at the beginnin of the given text</text:p>
        </text:list-item>
        <text:list-item>
          <text:p text:style-name="P9">We must define a stop criteria (Time out?)</text:p>
        </text:list-item>
        <text:list-item>
          <text:p text:style-name="P10">We must not forget about Capitalizations (Big Letter in beginning of sentences)</text:p>
        </text:list-item>
        <text:list-item>
          <text:p text:style-name="P11">We must find the first letter frequencies in German</text:p>
        </text:list-item>
      </text:list>
      <text:p text:style-name="P2"/>
      <text:p text:style-name="P2"><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09:31:31.157269946</meta:creation-date>
    <dc:date>2014-11-10T09:37:18.050491834</dc:date>
    <meta:editing-duration>PT6H13M8S</meta:editing-duration>
    <meta:editing-cycles>28</meta:editing-cycles>
    <meta:generator>LibreOffice/4.2.7.2$Linux_X86_64 LibreOffice_project/420m0$Build-2</meta:generator>
    <dc:creator>William </dc:creator>
    <meta:document-statistic meta:table-count="0" meta:image-count="0" meta:object-count="0" meta:page-count="1" meta:paragraph-count="16" meta:word-count="250" meta:character-count="1418" meta:non-whitespace-character-count="1195"/>
  </office:meta>
</office:document-meta>
</file>